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fe5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fe5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كَـٰفِرُونَ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72_4244071338"/><text:span text:style-name="T3"> </text:span><text:span text:style-name="T2">قُـلْ يَـٰٓأَيُّهَا </text:span><text:span text:style-name="T5">۰</text:span><text:span text:style-name="T2">لْكَـٰفِرُونَ </text:span><text:span text:style-name="T3">(1)</text:span><text:span text:style-name="T2"> لآَ أَعْبُدُ مَا تَعْبُدُونَ </text:span><text:span text:style-name="T3">(2)</text:span><text:span text:style-name="T2"> وَلآَ أَنتُمْ عَـٰبِدُونَ مَآ أَعْبُدُؐ </text:span><text:span text:style-name="T3">(3)</text:span><text:span text:style-name="T2"> وَلآَ أَنَا عَابِدٌ مَّا عَبَدتُّمْ </text:span><text:span text:style-name="T3">(4)</text:span><text:span text:style-name="T2"> وَلآَ أَنتُمْ عَـٰبِدُونَ مَآ أَعْبُدُؐ </text:span><text:span text:style-name="T3">(5)</text:span><text:span text:style-name="T2"> لَكُمْ دِينُكُمْ وَلِيَ دِينِ </text:span><text:span text:style-name="T3">(6)</text:span><text:span text:style-name="T2"> </text:span><text:bookmark-end text:name="__DdeLink__1672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50:43.389160149</meta:creation-date>
    <dc:date>2025-03-06T08:46:51.347998652</dc:date>
    <meta:editing-duration>PT3M24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38" meta:character-count="189" meta:non-whitespace-character-count="152"/>
  </office:meta>
</office:document-meta>
</file>